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Droid Arabic Kufi" svg:font-family="'Droid Arabic Kufi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Arabic Kufi1" svg:font-family="'Droid Arabic Kufi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Droid Arabic Kufi" fo:font-size="10.5pt" style:font-name-asian="Droid Arabic Kufi1" style:font-size-asian="10.5pt" style:font-name-complex="Droid Arabic Kufi1" style:font-size-complex="10.5pt"/>
    </style:style>
    <style:style style:name="P2" style:family="paragraph" style:parent-style-name="Standard">
      <style:paragraph-properties fo:margin-left="0.5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Droid Arabic Kufi" fo:font-size="10.5pt" fo:font-style="normal" style:text-underline-style="solid" style:text-underline-width="auto" style:text-underline-color="font-color" fo:font-weight="bold" style:font-name-asian="Droid Arabic Kufi1" style:font-size-asian="10.5pt" style:font-style-asian="normal" style:font-weight-asian="bold" style:font-name-complex="Droid Arabic Kufi1" style:font-size-complex="10.5pt"/>
    </style:style>
    <style:style style:name="P3" style:family="paragraph" style:parent-style-name="Standard" style:master-page-name="Standard">
      <style:paragraph-properties fo:text-align="end" style:justify-single-word="false" style:page-number="1" style:writing-mode="rl-tb"/>
      <style:text-properties style:font-name="Droid Arabic Kufi" fo:font-size="10.5pt" style:text-underline-style="solid" style:text-underline-width="auto" style:text-underline-color="font-color" fo:font-weight="bold" style:font-name-asian="Droid Arabic Kufi1" style:font-size-asian="10.5pt" style:font-weight-asian="bold" style:font-name-complex="Droid Arabic Kufi1" style:font-size-complex="10.5pt"/>
    </style:style>
    <style:style style:name="P4" style:family="paragraph" style:parent-style-name="Standard" style:list-style-name="WWNum1">
      <style:paragraph-properties fo:margin-left="0.75in" fo:margin-right="0in" fo:margin-top="0in" fo:margin-bottom="0in" style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P5" style:family="paragraph" style:parent-style-name="Standard" style:list-style-name="WWNum1">
      <style:paragraph-properties fo:margin-left="0.75in" fo:margin-right="0in" fo:margin-top="0in" fo:margin-bottom="0in" style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loext:opacity="100%" style:text-line-through-style="none" style:text-line-through-type="none" style:text-position="0% 100%" style:font-name="Droid Arabic Kufi" fo:font-size="10pt" fo:font-style="normal" style:text-underline-style="none" fo:font-weight="normal" style:font-name-asian="Droid Arabic Kufi1" style:font-size-asian="10pt" style:font-style-asian="normal" style:font-weight-asian="normal" style:font-name-complex="Droid Arabic Kufi1" style:font-size-complex="10pt"/>
    </style:style>
    <style:style style:name="P6" style:family="paragraph" style:parent-style-name="Standard" style:list-style-name="WWNum1">
      <style:paragraph-properties fo:margin-left="0.75in" fo:margin-right="0in" fo:margin-top="0in" fo:margin-bottom="0in" style:contextual-spacing="false" fo:line-height="100%" fo:text-align="end" style:justify-single-word="false" fo:orphans="2" fo:widows="2" fo:text-indent="-0.25in" style:auto-text-indent="false" fo:padding="0in" fo:border="none" style:writing-mode="rl-tb"/>
      <style:text-properties officeooo:rsid="00133742" officeooo:paragraph-rsid="00133742"/>
    </style:style>
    <style:style style:name="P7" style:family="paragraph" style:parent-style-name="Standard" style:list-style-name="WWNum1">
      <style:paragraph-properties fo:margin-left="0.75in" fo:margin-right="0in" fo:margin-top="0in" fo:margin-bottom="0in" style:contextual-spacing="false" fo:line-height="100%" fo:text-align="end" style:justify-single-word="false" fo:orphans="2" fo:widows="2" fo:text-indent="-0.25in" style:auto-text-indent="false" fo:padding="0in" fo:border="none" style:writing-mode="rl-tb"/>
      <style:text-properties fo:font-variant="normal" fo:text-transform="none" fo:color="#000000" loext:opacity="100%" style:text-line-through-style="none" style:text-line-through-type="none" style:text-position="0% 100%" style:font-name="Droid Arabic Kufi" fo:font-size="10pt" fo:font-style="normal" style:text-underline-style="none" fo:font-weight="normal" officeooo:rsid="0014e3fe" officeooo:paragraph-rsid="0014e3fe" style:font-name-asian="Droid Arabic Kufi1" style:font-size-asian="10pt" style:font-style-asian="normal" style:font-weight-asian="normal" style:font-name-complex="Droid Arabic Kufi1" style:font-size-complex="10pt"/>
    </style:style>
    <style:style style:name="P8" style:family="paragraph" style:parent-style-name="Standard">
      <style:paragraph-properties fo:text-align="end" style:justify-single-word="false" style:writing-mode="rl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Droid Arabic Kufi" fo:font-size="10pt" fo:font-style="normal" style:text-underline-style="none" fo:font-weight="normal" style:font-name-asian="Droid Arabic Kufi1" style:font-size-asian="10pt" style:font-style-asian="normal" style:font-weight-asian="normal" style:font-name-complex="Droid Arabic Kufi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تمارين علي الدوال في بايثون :</text:p>
      <text:list xml:id="list3430096783" text:style-name="WWNum1">
        <text:list-item>
          <text:p text:style-name="P5">قم بكتابه داله تأخذ رقمين وتجمعهم </text:p>
          <text:list>
            <text:list-item>
              <text:p text:style-name="P7">done</text:p>
            </text:list-item>
          </text:list>
        </text:list-item>
        <text:list-item>
          <text:p text:style-name="P5">قيم بتعديل الدالة السابقة لتأخذ الرقميين من المستخدم </text:p>
          <text:list>
            <text:list-item>
              <text:p text:style-name="P7">done</text:p>
            </text:list-item>
          </text:list>
        </text:list-item>
        <text:list-item>
          <text:p text:style-name="P5">قم بكتابه داله تأخذ رقمين من المستخدم وتقوم بعمل طباعه للارقام بين هذين الرقمين مع التأكد من ان الأرقام التي ادخلها المستخدم ليست متساوية وان اول قيمه اصغر من ثاني قيمه</text:p>
          <text:list>
            <text:list-item>
              <text:p text:style-name="P7">done</text:p>
            </text:list-item>
          </text:list>
        </text:list-item>
        <text:list-item>
          <text:p text:style-name="P5">باستخدام الكود السابق اعطي قيمه افتراضيه للرقميين في حاله ان المستخدم لم يدخلهم</text:p>
          <text:list>
            <text:list-item>
              <text:p text:style-name="P7">done</text:p>
            </text:list-item>
          </text:list>
        </text:list-item>
        <text:list-item>
          <text:p text:style-name="P4"><text:span text:style-name="T1">باستخدام معرفتك في الدوال في بايثون هل يمكن ان نعطي الرقميين للداله ولكن بعكس الترتيب المعتاد عليه للداله بدل من x, y نعطي ليها قيمه y , x مع الاحتفاظ بنفسه القييم </text:span></text:p>
          <text:list>
            <text:list-item>
              <text:p text:style-name="P6"><text:span text:style-name="T1">أكيد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Droid Arabic Kufi" svg:font-family="'Droid Arabic Kufi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Arabic Kufi1" svg:font-family="'Droid Arabic Kufi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Droid Arabic Kufi" fo:font-family="'Droid Arabic Kufi'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09:04:00</meta:creation-date>
    <meta:initial-creator>Microsoft Office User</meta:initial-creator>
    <meta:generator>LibreOffice/7.0.0.3$Windows_X86_64 LibreOffice_project/8061b3e9204bef6b321a21033174034a5e2ea88e</meta:generator>
    <dc:date>2020-08-31T14:52:34.193000000</dc:date>
    <meta:editing-duration>PT1M6S</meta:editing-duration>
    <meta:editing-cycles>1</meta:editing-cycles>
    <meta:document-statistic meta:table-count="0" meta:image-count="0" meta:object-count="0" meta:page-count="1" meta:paragraph-count="11" meta:word-count="111" meta:character-count="557" meta:non-whitespace-character-count="464"/>
  </office:meta>
</office:document-meta>
</file>